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D800000090004E6A76B6FCC81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sl" fo:country="SI"/>
    </style:style>
    <style:style style:name="P2" style:family="paragraph" style:parent-style-name="Standard" style:master-page-name="MP0">
      <style:paragraph-properties style:page-number="auto" fo:break-before="page"/>
      <style:text-properties officeooo:paragraph-rsid="000a9bf3"/>
    </style:style>
    <style:style style:name="T1" style:family="text">
      <style:text-properties fo:language="sl" fo:country="SI" officeooo:rsid="000a9bf3" style:language-asian="sl" style:country-asian="SI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118in" svg:y="0.3083in" svg:width="4.6661in" svg:height="3.1102in" draw:z-index="0"><draw:image xlink:href="Pictures/1000000000000D800000090004E6A76B6FCC815B.jpg" xlink:type="simple" xlink:show="embed" xlink:actuate="onLoad"/></draw:frame><text:span text:style-name="Default_20_Paragraph_20_Font"><text:span text:style-name="T1">XXXX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ns0:document-meta xmlns:dc="http://purl.org/dc/elements/1.1/" xmlns:ns0="urn:oasis:names:tc:opendocument:xmlns:office:1.0" xmlns:ns1="urn:oasis:names:tc:opendocument:xmlns:meta:1.0" xmlns:ns3="http://www.w3.org/1999/xlink" ns0:version="1.2">
  <ns0:meta>
    <ns1:generator>LibreOffice/5.2.6.2$Linux_X86_64 LibreOffice_project/20m0$Build-2</ns1:generator>
    <ns1:initial-creator>DDDD DDDD</ns1:initial-creator>
    <ns1:creation-date>2013-05-24T21:15:00Z</ns1:creation-date>
    <dc:date>2017-04-02T17:23:42.635695762</dc:date>
    <ns1:editing-cycles>5</ns1:editing-cycles>
    <ns1:editing-duration>PT14M42S</ns1:editing-duration>
    <ns1:document-statistic ns1:table-count="0" ns1:image-count="1" ns1:object-count="0" ns1:page-count="1" ns1:paragraph-count="1" ns1:word-count="1" ns1:character-count="4" ns1:non-whitespace-character-count="4"/>
    <ns1:template ns3:type="simple" ns3:actuate="onRequest" ns3:title="" ns3:href="Normal.dotm"/>
  </ns0:meta>
</ns0:document-meta>
</file>